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text:s/></text:p>
      <text:p text:style-name="Standard"/>
      <text:p text:style-name="Standard"><text:tab/>I have worked at LuckyPet for about a year and a half, now. It's a small and not very wealthy company. It suffers from obsolete technology and insufficient integration. I won't<text:s/>pretend that it doesn't have other problems too, but since I am technology focused, these are the kinds of things I tend to pick up on most readily. In particular, one inefficiency that has always bothered me since my very first day, was the fact that we have a monster text file that we download from our website three times a day, meticulously go over to fix problems, and then import into our separate, internal database software. While there are a lot of problems with this approach, security being one of them, LuckyPet can benefit most readily from reducing the amount of time this process takes. To achieve the goal of saving time, I have automated the process of correcting and taking notes on the text file, prior to importing it. What used to take 20-30 minutes, now only takes 2-3 minutes.</text:p>
      <text:p text:style-name="Standard"><text:tab/>The process works in two passes. The first pass just removes special characters and replaces them with “normal” equivalent characters. It does this by looping through every character of the document, and then comparing it<text:s/>with a list of undesirable special characters. Once identified, it will remove it and insert an acceptable substitute at the place where the old one was. I also added a<text:s/>useless<text:s/>little readout that shows how many it has removed. Doing this step first will<text:s/>help avoid any weird issues they might cause in the second pass.</text:p>
      <text:p text:style-name="Standard"><text:tab/>In the second pass. We have to accomplish more things, and dig deeper into the actual content of the text document. In order to do this, I constructed a loop to break down the document into<text:s/>individual item lines, and then I made a nested loop to break up each line into its component parts. After a little trial and error, I was able to predict what kind of information would end up where.</text:p>
      <text:p text:style-name="Standard"><text:tab/>I set about creating conditions. My first task was to<text:s/>identify and correct user-selected state codes. Our database is pretty good at recognizing the names for US states, but isn’t perfect. It isn't good at recognizing US territories, Alaska, or Canadian provinces.<text:s/>I had to do<text:s/>a little thinking to be able to accurately identify states and provinces<text:s/>by name<text:s/>while ruling out other ones, but I managed to do so by using a little process of elimination.</text:p>
      <text:p text:style-name="Standard"><text:tab/>We have some particular products that, usually because of their small size, often cause<text:s/>problems for us. We like to make a special note of these if they're present, so we can double-check them after they're imported, just to be sure they're not missing anything. In this case, I'm not going to change the text file at all, but I am going to save a record of the order that this item is present in. I repeated this process for all of our problem items, and for special notes and instructions the customer left for us. After making a note of these, I removed them from the text file. Our internal database will kick the order out if there's anything present in that field.</text:p>
      <text:p text:style-name="Standard"><text:tab/>After going through the entire text file and making notes of everything important, and fixing<text:s/>some<text:s/>things here and there, I have several arrays filled with order numbers and other notes. My application has a text field for this output, and so I convert all the arrays to strings, format it to be legible, and write it in. After this process, we humans still have some work to do double-checking these problem orders.</text:p>
      <text:p text:style-name="Standard"><text:tab/>While it may be possible to reduce or eliminate the need to verify that orders imported correctly, it is outside the scope of available time, and is also more than I'm willing to do for the company without pay. One change I plan on making, though, is to add the ability to check against a user-editable list of items, rather than just the ones baked into the application. This<text:s/>will enhance the lifetime of its usefuln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Nikita Chrystephan</dc:creator>
    <meta:creation-date>2012-06-13T00:45:00Z</meta:creation-date>
    <dc:date>2014-05-07T00:18:00Z</dc:date>
    <meta:template xlink:href="Normal.dotm" xlink:type="simple"/>
    <meta:editing-cycles>2</meta:editing-cycles>
    <meta:editing-duration>PT660S</meta:editing-duration>
    <meta:document-statistic meta:page-count="1" meta:paragraph-count="7" meta:word-count="579" meta:character-count="3875" meta:row-count="27" meta:non-whitespace-character-count="3303"/>
  </office:meta>
</office:document-meta>
</file>